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1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mbres provisionales y stats provisionales:</text:p>
      <text:p text:style-name="Standard"/>
      <text:p text:style-name="Standard">Humanos:</text:p>
      <text:p text:style-name="Standard"/>
      <text:p text:style-name="Standard">Unidades Básicas:</text:p>
      <text:p text:style-name="Standard"/>
      <text:p text:style-name="Standard">Espadero Recluta y novato&gt; Armadura Media</text:p>
      <text:p text:style-name="Standard">Espadero Veterano&gt; Armadura Pesada</text:p>
      <text:p text:style-name="Standard"/>
      <text:p text:style-name="Standard">Recluta Espadero (1,3)&gt;Espadero novato(3,5)&gt;Espadero Veterano(5,8), Escudado</text:p>
      <text:p text:style-name="Standard">Recluta Hachero(2,1)&gt;Hachero novato(4,2)&gt;Hachero Veterano(8,4) Armadura Media</text:p>
      <text:p text:style-name="Standard">Recluta Lancero(2,1)&gt;Lancero novato(3,2)&gt;Lancero Veterano(6,4), Veterano: Escudado Armadura Media</text:p>
      <text:p text:style-name="Standard">Bandido(2,2) Saquear, Armadura Media</text:p>
      <text:p text:style-name="Standard"/>
      <text:p text:style-name="Standard">Jinete (2,2)&gt;Caballero(3,5) Rápido Armadura Media</text:p>
      <text:p text:style-name="Standard"/>
      <text:p text:style-name="Standard">Arquero(3,1)&gt; Ballestero(7,3) Ballestero: Recarga Armadura Media</text:p>
      <text:p text:style-name="Standard"/>
      <text:p text:style-name="Standard">Novicio(4,1)&gt;Mago(6,2) Recarga Armadura Ligera</text:p>
      <text:p text:style-name="Standard">Clérigo(0,4) Sana,Regeneración Armadura Ligera</text:p>
      <text:p text:style-name="Standard"><text:soft-page-break/></text:p>
      <text:p text:style-name="Standard">Unidades Especiales:</text:p>
      <text:p text:style-name="Standard"/>
      <text:p text:style-name="Standard">Cruzado(7,6) Armadura pesada</text:p>
      <text:p text:style-name="Standard">Caballeros(Pegasos)(6,7) Aereo Armadura Media</text:p>
      <text:p text:style-name="Standard">Archimago(10,4) Recarga <text:s/>Armadura Ligera</text:p>
      <text:p text:style-name="Standard">Maestro de armas (Espada y escudo)(5,10) Armadura Pesada</text:p>
      <text:p text:style-name="Standard">Maestro de armas (Hacha a dos manos)(6.6) Ataque x2 Armadura Media</text:p>
      <text:p text:style-name="Standard">Maestro de armas (Lanza )(7,6) Armadura Media</text:p>
      <text:p text:style-name="Standard">Sacerdote de batalla(4,6) Sana, Regeneración <text:s/>Armadura Media</text:p>
      <text:p text:style-name="Standard">Recaudador de impuestos(1,4) <text:s/>Ganas mas x de oro por turno Armadura Ligera</text:p>
      <text:p text:style-name="Standard"/>
      <text:p text:style-name="Standard">Heroes?:</text:p>
      <text:p text:style-name="Standard"/>
      <text:p text:style-name="P1"/>
      <text:p text:style-name="Standard">Orcos:</text:p>
      <text:p text:style-name="Standard"/>
      <text:p text:style-name="Standard">Unidades Básicas:</text:p>
      <text:p text:style-name="Standard"/>
      <text:p text:style-name="Standard">Goblin(Lanza) (2/2)&gt;Hobgoblin(Lanza)(4,5)</text:p>
      <text:p text:style-name="Standard">Orco(Hachas) (3/2)&gt;Orco(Hacha a dos manos)(6/4)</text:p>
      <text:p text:style-name="Standard">Orco(Espadas)(2,3)&gt;Orco(Espada a dos manos)(5/5)</text:p>
      <text:p text:style-name="Standard"/>
      <text:p text:style-name="Standard"/>
      <text:p text:style-name="Standard">Big boiz (6/6)</text:p>
      <text:p text:style-name="Standard"/>
      <text:p text:style-name="Standard">Jinete goblin(de lobos) (2/2) Rápido</text:p>
      <text:p text:style-name="Standard">Arquero goblin(2/1)&gt;Arquero hobgoblin(3/2)&gt; Arquero hobgoblin(Puntas envenenadas)(5/3) </text:p>
      <text:p text:style-name="Standard"/>
      <text:p text:style-name="Standard">Chamán(6/2) Sanar, Regeneración,Recarga Invoca 1 Lobo espiritual</text:p>
      <text:p text:style-name="Standard"/>
      <text:p text:style-name="Standard">Unidades Especiales:</text:p>
      <text:p text:style-name="Standard"/>
      <text:p text:style-name="Standard">Troll(6/8) Regeneración</text:p>
      <text:p text:style-name="Standard">Jinetes(Arañas)(5/5) Envenenan + Rápido</text:p>
      <text:p text:style-name="Standard"><text:soft-page-break/>Gran Chamán(8/5) <text:s/>Sanar, Regeneración,Recargar, Invocar 2 Lobos espiritual</text:p>
      <text:p text:style-name="Standard">Lobo espiritual (2/1) Espíritu</text:p>
      <text:p text:style-name="Standard">Ogros(12/10) Lento, Grande</text:p>
      <text:p text:style-name="Standard">Saqueadores(Jinetes Orcos de Lobos gigantes)(4/5) ataque x2 y Saquear</text:p>
      <text:p text:style-name="Standard"/>
      <text:p text:style-name="Standard">Heroes?:</text:p>
      <text:p text:style-name="Standard"/>
      <text:p text:style-name="Standard"/>
      <text:p text:style-name="Standard"/>
      <text:p text:style-name="P1">Elfos:</text:p>
      <text:p text:style-name="Standard"/>
      <text:p text:style-name="Standard">Unidades Básicas:</text:p>
      <text:p text:style-name="Standard"/>
      <text:p text:style-name="Standard">Guardia(Lanza) (2/3)&gt; Guardia(Agujas)(5/4) Rápidos</text:p>
      <text:p text:style-name="Standard">Guardia(Espadas)(2/3)&gt; Guardia(Espadas largas)(5/5)</text:p>
      <text:p text:style-name="Standard">Driada(1/2)</text:p>
      <text:p text:style-name="Standard"/>
      <text:p text:style-name="Standard">Exploradores(4/2)</text:p>
      <text:p text:style-name="Standard"/>
      <text:p text:style-name="Standard">Guardabosques(Espada y Arco) (5/4)</text:p>
      <text:p text:style-name="Standard">Guardabosques(Lanza y Arco) (5/4)</text:p>
      <text:p text:style-name="Standard"/>
      <text:p text:style-name="Standard"/>
      <text:p text:style-name="Standard">Bailarinas</text:p>
      <text:p text:style-name="Standard"/>
      <text:p text:style-name="Standard">Jinete(2/2) Rápido</text:p>
      <text:p text:style-name="Standard"/>
      <text:p text:style-name="Standard">Arquero(3,1)<text:tab/>&gt; Arquero(Puntas mágicas)(5/3)</text:p>
      <text:p text:style-name="P2"><text:s text:c="5"/><text:tab/>&gt; Arquero(Puntas envenenadas)(5/3)</text:p>
      <text:p text:style-name="P3">&gt; Arquero(Puntas de fuego)(5/3)</text:p>
      <text:p text:style-name="Standard"><text:soft-page-break/></text:p>
      <text:p text:style-name="Standard">Arqueros(Alces)(4/3) Rápido</text:p>
      <text:p text:style-name="Standard"/>
      <text:p text:style-name="Standard">Druida(3/5) Sanación, Regeneración, Invoca 2 Driada</text:p>
      <text:p text:style-name="Standard"/>
      <text:p text:style-name="Standard">Unidades Especiales:</text:p>
      <text:p text:style-name="Standard"/>
      <text:p text:style-name="Standard">Jinetes(Alces)(5/5) Rápido</text:p>
      <text:p text:style-name="Standard">Arqueros(Águilas) Rápidos Aéreo</text:p>
      <text:p text:style-name="Standard">Archidruida(6/7) Sanación, Regeneración <text:s/>Invoca 3 driada</text:p>
      <text:p text:style-name="Standard">Antárbol(10/10) Lento, Grande</text:p>
      <text:p text:style-name="Standard">Guardas élficos(Doble espada)(4/6) Ataque x2, Rápidos</text:p>
      <text:p text:style-name="Standard"/>
      <text:p text:style-name="Standard">Heroes?:</text:p>
      <text:p text:style-name="Standard"/>
      <text:p text:style-name="P1"/>
      <text:p text:style-name="Standard">Enanos:</text:p>
      <text:p text:style-name="Standard"/>
      <text:p text:style-name="Standard">Unidades Básicas:</text:p>
      <text:p text:style-name="Standard"/>
      <text:p text:style-name="Standard">Todas las unidades melee, menos mineros y matadores, tienen armadura pesada(+3 def)</text:p>
      <text:p text:style-name="Standard"/>
      <text:p text:style-name="Standard">Enano(Hacha)(2/3)&gt;Enano(Hachas dobles)(4/4) Ataque x2</text:p>
      <text:p text:style-name="Standard">Minero(Pico=Hacha)(1/3)&gt;Minero(Pico + Mochilas explosivas)(2/4) Lanza Explosivos.</text:p>
      <text:p text:style-name="Standard">Matadores(5/3) Anti-Grandes</text:p>
      <text:p text:style-name="Standard">Guerreros del clan(Hacha)(4/5)&gt;Barbaslargas(Hacha)(6/7)/barbaslargas(Hachas largas)(8/6)</text:p>
      <text:p text:style-name="Standard">Ingeniero(1/3) Reparar</text:p>
      <text:p text:style-name="Standard"/>
      <text:p text:style-name="Standard">Arqueros(2/1)&gt;Exploradores(4/3)</text:p>
      <text:p text:style-name="Standard">Ballesteros(4/2)&gt;Ballestero(Puntas explosivas)(5/3) Recarga, Explosion.</text:p>
      <text:p text:style-name="Standard">Fusileros(5/4) Recarga+Perforación</text:p>
      <text:p text:style-name="Standard"/>
      <text:p text:style-name="Standard"/>
      <text:p text:style-name="Standard">Unidades Especiales:</text:p>
      <text:p text:style-name="Standard"/>
      <text:p text:style-name="Standard">Girocoptero(3/5) Aéreo, Mecánico.</text:p>
      <text:p text:style-name="Standard"><text:soft-page-break/>Martillador(Martillo=Hacha)(6,6) <text:s/></text:p>
      <text:p text:style-name="Standard">Tanque a vapor(8/5) Mecánico, Grande, Rápido, Ataque distancia recarga, mientras recarga puede atacar la mitad a melee</text:p>
      <text:p text:style-name="Standard">Guardia Pétrea(Estatuas)(10/10) Lento, Grande, Mecánico</text:p>
      <text:p text:style-name="Standard">Herrero runico(hacha)(8/6): Proporciona diferentes buffos a los aliados</text:p>
      <text:p text:style-name="Standard"/>
      <text:p text:style-name="Standard">Heroes?:</text:p>
      <text:p text:style-name="Standard"/>
      <text:p text:style-name="Standard"/>
      <text:p text:style-name="P1"/>
      <text:p text:style-name="Standard">No Muerto:</text:p>
      <text:p text:style-name="Standard"/>
      <text:p text:style-name="Standard">Unidades Básicas:</text:p>
      <text:p text:style-name="Standard"/>
      <text:p text:style-name="Standard">Zombies(1,3)</text:p>
      <text:p text:style-name="Standard">Esqueletos(Lanzas)(2,1)</text:p>
      <text:p text:style-name="Standard">Esqueletos(Espada)(2,2)</text:p>
      <text:p text:style-name="Standard"/>
      <text:p text:style-name="Standard">Esqueletos(Arco)(3,1)</text:p>
      <text:p text:style-name="Standard"/>
      <text:p text:style-name="Standard">Esqueletos(Jinetes)(3,2) Rápida</text:p>
      <text:p text:style-name="Standard"/>
      <text:p text:style-name="Standard">Unidades Especiales:</text:p>
      <text:p text:style-name="Standard"/>
      <text:p text:style-name="Standard">Gules(4,5)</text:p>
      <text:p text:style-name="Standard">Esqueletos(Espada+Armadura)(4,6) </text:p>
      <text:p text:style-name="Standard">Nigromante(3,5) Invocar unidades básicas</text:p>
      <text:p text:style-name="Standard"/>
      <text:p text:style-name="Standard">Golem de huesos (8,8) Lento, Grande</text:p>
      <text:p text:style-name="Standard"/>
      <text:p text:style-name="Standard"><text:soft-page-break/>Espectro(3,2) Espíritu</text:p>
      <text:p text:style-name="Standard">Espectro(Jinete)(4,4) Espíritu</text:p>
      <text:p text:style-name="Standard"/>
      <text:p text:style-name="Standard">Vampiro(4,4) Robar Vida, grita “Soy un vampiro el pedazo te miro” al salir al campo </text:p>
      <text:p text:style-name="Standard"/>
      <text:p text:style-name="Standard">Gargola(Aérea) (3,4) Regeneración.</text:p>
      <text:p text:style-name="Standard"/>
      <text:p text:style-name="Standard">Heroes?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97" meta:word-count="377" meta:character-count="3694" meta:non-whitespace-character-count="3398"/>
    <meta:generator>LibreOfficeDev/6.0.5.2$Linux_X86_64 LibreOffice_project/</meta:generator>
  </office:meta>
</office:document-meta>
</file>